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374in"/>
    </style:style>
    <style:style style:name="co2" style:family="table-column">
      <style:table-column-properties fo:break-before="auto" style:column-width="3.7in"/>
    </style:style>
    <style:style style:name="co3" style:family="table-column">
      <style:table-column-properties fo:break-before="auto" style:column-width="3.0835in"/>
    </style:style>
    <style:style style:name="co4" style:family="table-column">
      <style:table-column-properties fo:break-before="auto" style:column-width="7.3228in"/>
    </style:style>
    <style:style style:name="co5" style:family="table-column">
      <style:table-column-properties fo:break-before="auto" style:column-width="0.66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PageStyle_5f_Videos">
      <style:table-properties table:display="true" style:writing-mode="lr-tb"/>
    </style:style>
    <style:style style:name="ce1" style:family="table-cell" style:parent-style-name="Default">
      <style:table-cell-properties fo:background-color="#1f4e7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de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ivil defense, fallout shelter, FCDA, public domain, 1951, training film</text:p>
          </table:table-cell>
          <table:table-cell office:value-type="string" calcext:value-type="string">
            <text:p>https://archive.org/details/DuckandC1951</text:p>
          </table:table-cell>
          <table:table-cell office:value-type="string" calcext:value-type="string">
            <text:p>Duck and Cover (1951)</text:p>
          </table:table-cell>
          <table:table-cell office:value-type="string" calcext:value-type="string">
            <text:p>U.S. civil defense short film (animation) instructing school-age audiences on immediate protective actions during an atomic attack. Public domain on Internet Archive; original release 1951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ivil defense, radiation, personal survival, Office of Civil Defense, public domain, 1951</text:p>
          </table:table-cell>
          <table:table-cell office:value-type="string" calcext:value-type="string">
            <text:p>https://archive.org/details/Survival1951</text:p>
          </table:table-cell>
          <table:table-cell office:value-type="string" calcext:value-type="string">
            <text:p>Survival Under Atomic Attack (1951)</text:p>
          </table:table-cell>
          <table:table-cell office:value-type="string" calcext:value-type="string">
            <text:p>Office of Civil Defense instructional film explaining atomic blast effects, radiation hazards, and practical self-protection actions. Public domain on Internet Archive; publication date 1951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ivil defense, nuclear test, Operation Cue, FCDA, public domain, 1955</text:p>
          </table:table-cell>
          <table:table-cell office:value-type="string" calcext:value-type="string">
            <text:p>https://archive.org/details/Operatio1955</text:p>
          </table:table-cell>
          <table:table-cell office:value-type="string" calcext:value-type="string">
            <text:p>Operation Cue (1955) — U.S. Federal Civil Defense Administration</text:p>
          </table:table-cell>
          <table:table-cell office:value-type="string" calcext:value-type="string">
            <text:p>Civil defense documentation/training film built around Operation Cue at the Nevada Test Site, demonstrating test structures and civil defense operations. Public domain on Internet Archive; publication date 1955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ivil defense, nuclear test, Operation Cue, public domain, 1955, footage</text:p>
          </table:table-cell>
          <table:table-cell office:value-type="string" calcext:value-type="string">
            <text:p>https://archive.org/details/CEP_00_071</text:p>
          </table:table-cell>
          <table:table-cell office:value-type="string" calcext:value-type="string">
            <text:p>Atomic Bomb Test — Operation Cue (1955)</text:p>
          </table:table-cell>
          <table:table-cell office:value-type="string" calcext:value-type="string">
            <text:p>Short public-domain compilation footage from Operation Cue showing test houses and effects at the Nevada Test Site. Public domain on Internet Archive; publication date 1955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radiological defense, radiation monitoring, civil defense, Office of Civil Defense, public domain, 1961</text:p>
          </table:table-cell>
          <table:table-cell office:value-type="string" calcext:value-type="string">
            <text:p>https://archive.org/details/Radiolog1961</text:p>
          </table:table-cell>
          <table:table-cell office:value-type="string" calcext:value-type="string">
            <text:p>Radiological Defense (1961)</text:p>
          </table:table-cell>
          <table:table-cell office:value-type="string" calcext:value-type="string">
            <text:p>Office of Civil Defense film introducing radiological defense concepts, monitoring, and protective measures relevant to sheltering and post-attack operations. Public domain on Internet Archive; publication date 1961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llout, civil defense, sheltering, Office of Civil Defense, public domain, 1955</text:p>
          </table:table-cell>
          <table:table-cell office:value-type="string" calcext:value-type="string">
            <text:p>https://archive.org/details/Fallout1955</text:p>
          </table:table-cell>
          <table:table-cell office:value-type="string" calcext:value-type="string">
            <text:p>Fallout (1955)</text:p>
          </table:table-cell>
          <table:table-cell office:value-type="string" calcext:value-type="string">
            <text:p>Office of Civil Defense film focused on radioactive fallout hazards and the rationale for sheltering and protective actions. Public domain on Internet Archive; publication date 1955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fallout shelter, civil defense, radiation protection, Office of Civil Defense, public domain, 1965</text:p>
          </table:table-cell>
          <table:table-cell office:value-type="string" calcext:value-type="string">
            <text:p>https://archive.org/details/Radioactive_fallout_and_shelter</text:p>
          </table:table-cell>
          <table:table-cell office:value-type="string" calcext:value-type="string">
            <text:p>Radioactive Fallout and Shelter (1965)</text:p>
          </table:table-cell>
          <table:table-cell office:value-type="string" calcext:value-type="string">
            <text:p>Civil defense film explaining fallout behavior and shelter principles (shielding, time, distance) and recommended actions. Public domain on Internet Archive; publication date 1965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Office of Civil Defense, emergency management, federal film, public domain, 1966, FedFlix</text:p>
          </table:table-cell>
          <table:table-cell office:value-type="string" calcext:value-type="string">
            <text:p>https://archive.org/details/gov.ntis.ava16542vnb1</text:p>
          </table:table-cell>
          <table:table-cell office:value-type="string" calcext:value-type="string">
            <text:p>A Hurricane Called Betsy (1966) — DOD Office of Civil Defense</text:p>
          </table:table-cell>
          <table:table-cell office:value-type="string" calcext:value-type="string">
            <text:p>Department of Defense Office of Civil Defense film recounting Hurricane Betsy response; useful for continuity-of-government/emergency operations context though not shelter-specific. Public domain on Internet Archive (FedFlix); year 1966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09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10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11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12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13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14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15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16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17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18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19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20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21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22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23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24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25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26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27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28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29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 SOURCE: continuity of government, fallout shelter, Washington DC, executive branch, legislative branch, pre-1975, public domain</text:p>
          </table:table-cell>
          <table:table-cell/>
          <table:table-cell office:value-type="string" calcext:value-type="string">
            <text:p>TO SOURCE #30</text:p>
          </table:table-cell>
          <table:table-cell office:value-type="string" calcext:value-type="string">
            <text:p>Placeholder row. Need a pre-1975 public-domain (or equivalent) short film/footage item relevant to federal continuity-of-government / DC-area executive-legislative sheltering (e.g., relocation, EOCs, shelter operations).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ideos" style:display-name="PageStyle_Vide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5-12-14T06:12:43</meta:creation-date>
    <dc:date>2025-12-14T06:12:43</dc:date>
    <meta:generator>LibreOffice/25.2.3.2$Linux_X86_64 LibreOffice_project/520$Build-2</meta:generator>
    <meta:document-statistic meta:table-count="1" meta:cell-count="102" meta:object-count="0"/>
    <meta:user-defined meta:name="AppVersion">3.1</meta:user-defined>
  </office:meta>
</office:document-meta>
</file>